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a38f" officeooo:paragraph-rsid="0012a38f" style:font-size-asian="14pt" style:font-size-complex="14pt"/>
    </style:style>
    <style:style style:name="P2" style:family="paragraph" style:parent-style-name="Standard">
      <style:text-properties fo:font-size="14pt" officeooo:rsid="00146a99" officeooo:paragraph-rsid="00146a99" style:font-size-asian="14pt" style:font-size-complex="14pt"/>
    </style:style>
    <style:style style:name="P3" style:family="paragraph" style:parent-style-name="Standard">
      <style:text-properties fo:font-size="14pt" officeooo:rsid="0016d452" officeooo:paragraph-rsid="0016d452" style:font-size-asian="14pt" style:font-size-complex="14pt"/>
    </style:style>
    <style:style style:name="P4" style:family="paragraph" style:parent-style-name="Standard">
      <style:text-properties fo:font-size="14pt" officeooo:rsid="0016d452" officeooo:paragraph-rsid="00179802" style:font-size-asian="14pt" style:font-size-complex="14pt"/>
    </style:style>
    <style:style style:name="P5" style:family="paragraph" style:parent-style-name="Standard">
      <style:text-properties fo:font-size="14pt" officeooo:rsid="0015d09f" officeooo:paragraph-rsid="001b8a8d" style:font-size-asian="14pt" style:font-size-complex="14pt"/>
    </style:style>
    <style:style style:name="P6" style:family="paragraph" style:parent-style-name="Standard">
      <style:text-properties fo:font-size="14pt" officeooo:rsid="0012a38f" officeooo:paragraph-rsid="001b8a8d" style:font-size-asian="14pt" style:font-size-complex="14pt"/>
    </style:style>
    <style:style style:name="T1" style:family="text">
      <style:text-properties officeooo:rsid="0012a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ubuntu:latest</text:p>
      <text:p text:style-name="P1">RUN apt-get -y update &amp;&amp; apt-get -y upgrade</text:p>
      <text:p text:style-name="P1">RUN apt-get -y install openjdk-8-jdk wget</text:p>
      <text:p text:style-name="P1">RUN mkdir /usr/local/tomcat</text:p>
      <text:p text:style-name="P1">RUN SWIFT_URL=http://www-us.apache.org/dist/tomcat/tomcat-8/v8.5.16/bin/apache-tomcat-8.5.16.tar.gz -O /tmp/tomcat.tar.gz</text:p>
      <text:p text:style-name="P1">RUN cd /tmp &amp;&amp; tar xvfz tomcat.tar.gz</text:p>
      <text:p text:style-name="P1">RUN cp -Rv /tmp/apache-tomcat-8.5.16/* /usr/local/tomcat/</text:p>
      <text:p text:style-name="P1">EXPOSE 8999</text:p>
      <text:p text:style-name="P1">CMD /usr/local/tomcat/bin/catalina.sh run</text:p>
      <text:p text:style-name="P1"/>
      <text:p text:style-name="P1"/>
      <text:p text:style-name="P3">FROM ubuntu</text:p>
      <text:p text:style-name="P3">MAINTAINER "kishore"</text:p>
      <text:p text:style-name="P3">RUN apt-get update</text:p>
      <text:p text:style-name="P3">RUN apt-get install -y wget</text:p>
      <text:p text:style-name="P3">RUN apt-get install -y openjdk-8-jdk</text:p>
      <text:p text:style-name="P3">RUN wget http://mirrors.estointernet.in/apache/tomcat/tomcat-8/v8.5.41/bin/apache-tomcat-8.5.41.tar.gz</text:p>
      <text:p text:style-name="P3">RUN tar -zxvf apache-tomcat-8.5.41.tar.gz</text:p>
      <text:p text:style-name="P3">RUN mv apache-tomcat-8.5.41 tomcat</text:p>
      <text:p text:style-name="P3">RUN mkdir -p /home/ram</text:p>
      <text:p text:style-name="P3">RUN mv /tomcat /home/ram</text:p>
      <text:p text:style-name="P3">COPY hello-world.war /home/ram/tomcat/webapps</text:p>
      <text:p text:style-name="P3">EXPOSE 8085</text:p>
      <text:p text:style-name="P3">ENTRYPOINT sh /home/ram/tomcat/bin/startup.sh &amp;&amp; bash</text:p>
      <text:p text:style-name="P3"/>
      <text:p text:style-name="P1"/>
      <text:p text:style-name="P4">FROM centos</text:p>
      <text:p text:style-name="P4">MAINTAINER "madhu"</text:p>
      <text:p text:style-name="P4">RUN yum update</text:p>
      <text:p text:style-name="P4">RUN yum install wget -y </text:p>
      <text:p text:style-name="P4">RUN yum install java-1.8* -y</text:p>
      <text:p text:style-name="P4">RUN wget http://mirrors.estointernet.in/apache/tomcat/tomcat-8/v8.5.41/bin/apache-tomcat-8.5.41.tar.gz</text:p>
      <text:p text:style-name="P4">RUN tar -zxvf apache-tomcat-8.5.41.tar.gz</text:p>
      <text:p text:style-name="P4">RUN mv apache-tomcat-8.5.41 tomcat</text:p>
      <text:p text:style-name="P4">RUN mkdir -p /home/madhu</text:p>
      <text:p text:style-name="P4">RUN mv /tomcat /home/madhu</text:p>
      <text:p text:style-name="P4">ADD hello-world.war /home/ram/tomcat/webapps</text:p>
      <text:p text:style-name="P4">EXPOSE 8088</text:p>
      <text:p text:style-name="P4">ENTRYPOINT sh /home/ram/tomcat/bin/startup.sh &amp;&amp; bash</text:p>
      <text:p text:style-name="P4"><text:soft-page-break/><text:s text:c="3"/></text:p>
      <text:p text:style-name="P4"/>
      <text:p text:style-name="P4"/>
      <text:p text:style-name="P1"/>
      <text:p text:style-name="P1"/>
      <text:p text:style-name="P2">FROM httpd:latest</text:p>
      <text:p text:style-name="P2">MAINTAINER "ponnala.madhukar@girmiti.com" </text:p>
      <text:p text:style-name="P2">LABEL version="latest" </text:p>
      <text:p text:style-name="P2">EXPOSE 80</text:p>
      <text:p text:style-name="P2">ADD index.html /usr/local/apache2/htdocs/</text:p>
      <text:p text:style-name="P2"/>
      <text:p text:style-name="P2"/>
      <text:p text:style-name="P2"/>
      <text:p text:style-name="P2"/>
      <text:p text:style-name="P2"/>
      <text:p text:style-name="P2"/>
      <text:p text:style-name="P2">version: '2'</text:p>
      <text:p text:style-name="P2"/>
      <text:p text:style-name="P2">services: </text:p>
      <text:p text:style-name="P2"><text:s text:c="2"/>app1:</text:p>
      <text:p text:style-name="P2"><text:s text:c="5"/>build: /root/docker</text:p>
      <text:p text:style-name="P2"><text:s text:c="5"/>image: httpd</text:p>
      <text:p text:style-name="P2"><text:s text:c="5"/>ports:</text:p>
      <text:p text:style-name="P2"><text:s text:c="12"/>- "84:80"</text:p>
      <text:p text:style-name="P2"><text:s text:c="5"/>container_name: httpd11</text:p>
      <text:p text:style-name="P2"><text:s text:c="5"/>restart: always</text:p>
      <text:p text:style-name="P2"><text:s text:c="5"/>volumes: </text:p>
      <text:p text:style-name="P2"><text:s text:c="12"/>- /home/madhukar/Downloads:/download</text:p>
      <text:p text:style-name="P2"><text:s text:c="12"/>- /home/madhukar/Documents:/documents <text:s text:c="10"/></text:p>
      <text:p text:style-name="P2"/>
      <text:p text:style-name="P2"><text:s text:c="2"/>app2:</text:p>
      <text:p text:style-name="P2"><text:s text:c="5"/>build: /root/docker</text:p>
      <text:p text:style-name="P2"><text:s text:c="5"/>image: httpd</text:p>
      <text:p text:style-name="P2"><text:s text:c="5"/>ports: </text:p>
      <text:p text:style-name="P2"><text:s text:c="12"/>- "85:80"</text:p>
      <text:p text:style-name="P2"><text:s text:c="5"/>container_name: httpd22</text:p>
      <text:p text:style-name="P2"><text:s text:c="5"/>restart: always</text:p>
      <text:p text:style-name="P2"><text:s text:c="5"/>volumes: </text:p>
      <text:p text:style-name="P2"><text:s text:c="12"/>- /home/madhukar/Downloads:/download</text:p>
      <text:p text:style-name="P2"><text:s text:c="12"/>- /home/madhukar/Documents:/documents<text:span text:style-name="T1"> <text:s text:c="43"/></text:span></text:p>
      <text:p text:style-name="P1"/>
      <text:p text:style-name="P1"/>
      <text:p text:style-name="P1"><text:soft-page-break/></text:p>
      <text:p text:style-name="P6"/>
      <text:p text:style-name="P5">version: '2'</text:p>
      <text:p text:style-name="P5"/>
      <text:p text:style-name="P5">services:</text:p>
      <text:p text:style-name="P5"><text:s text:c="8"/>app1:</text:p>
      <text:p text:style-name="P5"><text:s text:c="16"/>image: tomcat</text:p>
      <text:p text:style-name="P5"><text:s text:c="16"/>ports:</text:p>
      <text:p text:style-name="P5"><text:s text:c="24"/>- "8088:8080"</text:p>
      <text:p text:style-name="P5"><text:s text:c="16"/>container_name: tom1</text:p>
      <text:p text:style-name="P5"><text:s text:c="16"/>restart: always</text:p>
      <text:p text:style-name="P5"><text:s text:c="16"/>volumes: </text:p>
      <text:p text:style-name="P5"><text:s text:c="24"/>- /home/vinod/Downloads:/downloads</text:p>
      <text:p text:style-name="P5"><text:s text:c="24"/>- /home/vinod/Documents:/documents</text:p>
      <text:p text:style-name="P5"/>
      <text:p text:style-name="P5"><text:s text:c="8"/>app2:</text:p>
      <text:p text:style-name="P5"><text:s text:c="16"/>image: tomcat</text:p>
      <text:p text:style-name="P5"><text:s text:c="16"/>ports:</text:p>
      <text:p text:style-name="P5"><text:s text:c="24"/>- "8081:8080"</text:p>
      <text:p text:style-name="P5"><text:s text:c="16"/>container_name: tom2</text:p>
      <text:p text:style-name="P5"><text:s text:c="16"/>restart: always</text:p>
      <text:p text:style-name="P5"><text:s text:c="16"/>volumes:</text:p>
      <text:p text:style-name="P5"><text:s text:c="24"/>- /home/vinod/Downloads:/downloads</text:p>
      <text:p text:style-name="P5"><text:s text:c="24"/>- /home/vinod/Documents:/documents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2:25:08.716452572</meta:creation-date>
    <dc:date>2019-06-05T19:10:45.083614591</dc:date>
    <meta:editing-duration>PT1H9M11S</meta:editing-duration>
    <meta:editing-cycles>5</meta:editing-cycles>
    <meta:generator>LibreOffice/5.0.4.2$Linux_X86_64 LibreOffice_project/2b9802c1994aa0b7dc6079e128979269cf95bc78</meta:generator>
    <meta:document-statistic meta:table-count="0" meta:image-count="0" meta:object-count="0" meta:page-count="3" meta:paragraph-count="83" meta:word-count="213" meta:character-count="2599" meta:non-whitespace-character-count="1946"/>
  </office:meta>
</office:document-meta>
</file>